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chive_set-_upto_1000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1">
            <text:p>Last Week</text:p>
          </table:table-cell>
          <table:table-cell office:value-type="string" table:style-name="ce1">
            <text:p>2min</text:p>
          </table:table-cell>
          <table:table-cell table:number-columns-repeated="2" table:style-name="ce1"/>
          <table:table-cell office:value-type="string" table:style-name="ce1">
            <text:p>Last Week</text:p>
          </table:table-cell>
          <table:table-cell office:value-type="string" table:style-name="ce1">
            <text:p>Winnowing</text:p>
          </table:table-cell>
          <table:table-cell table:number-columns-repeated="2" table:style-name="ce1"/>
          <table:table-cell office:value-type="string" table:style-name="ce1">
            <text:p>Last Week</text:p>
          </table:table-cell>
          <table:table-cell office:value-type="string" table:style-name="ce1">
            <text:p>TDDD</text:p>
          </table:table-cell>
          <table:table-cell table:number-columns-repeated="2" table:style-name="ce1"/>
          <table:table-cell office:value-type="string" table:style-name="ce1">
            <text:p>Last Week</text:p>
          </table:table-cell>
          <table:table-cell office:value-type="string" table:style-name="ce1">
            <text:p>KR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style-name="ce1"/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style-name="ce1"/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style-name="ce1"/>
          <table:table-cell office:value-type="string" table:style-name="ce1">
            <text:p>Local Boundary</text:p>
            <draw:frame draw:z-index="1" draw:id="id0" draw:style-name="a0" draw:name="Chart 2" svg:x="1.07292in" svg:y="0.0885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number-columns-repeated="1636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22.92814701228099" table:style-name="ce1">
            <text:p>222.928147</text:p>
          </table:table-cell>
          <table:table-cell office:value-type="float" office:value="0.95016409220701104" table:style-name="ce1">
            <text:p>0.95016409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9.812553777046197" table:style-name="ce1">
            <text:p>49.81255378</text:p>
          </table:table-cell>
          <table:table-cell office:value-type="float" office:value="0.96844232963764498" table:style-name="ce1">
            <text:p>0.9684423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94.129028508978" table:style-name="ce1">
            <text:p>194.1290285</text:p>
          </table:table-cell>
          <table:table-cell office:value-type="float" office:value="0.92228206432664395" table:style-name="ce1">
            <text:p>0.92228206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12.158807029896" table:style-name="ce1">
            <text:p>112.158807</text:p>
          </table:table-cell>
          <table:table-cell office:value-type="float" office:value="0.95547670334108403" table:style-name="ce1">
            <text:p>0.955476703</text:p>
          </table:table-cell>
          <table:table-cell table:number-columns-repeated="1636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42.70098266086302" table:style-name="ce1">
            <text:p>342.7009827</text:p>
          </table:table-cell>
          <table:table-cell office:value-type="float" office:value="0.94474731064630801" table:style-name="ce1">
            <text:p>0.944747311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74.9431160753076" table:style-name="ce1">
            <text:p>74.94311608</text:p>
          </table:table-cell>
          <table:table-cell office:value-type="float" office:value="0.96324680736575796" table:style-name="ce1">
            <text:p>0.963246807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00.67492466867202" table:style-name="ce1">
            <text:p>300.6749247</text:p>
          </table:table-cell>
          <table:table-cell office:value-type="float" office:value="0.88423108302946496" table:style-name="ce1">
            <text:p>0.88423108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71.704756775552" table:style-name="ce1">
            <text:p>171.7047568</text:p>
          </table:table-cell>
          <table:table-cell office:value-type="float" office:value="0.949723471006096" table:style-name="ce1">
            <text:p>0.949723471</text:p>
          </table:table-cell>
          <table:table-cell table:number-columns-repeated="1636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90.56723039367199" table:style-name="ce1">
            <text:p>490.5672304</text:p>
          </table:table-cell>
          <table:table-cell office:value-type="float" office:value="0.94064758922005998" table:style-name="ce1">
            <text:p>0.940647589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.934348239277" table:style-name="ce1">
            <text:p>100.9343482</text:p>
          </table:table-cell>
          <table:table-cell office:value-type="float" office:value="0.95945562813132801" table:style-name="ce1">
            <text:p>0.95945562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395.03032685806897" table:style-name="ce1">
            <text:p>395.0303269</text:p>
          </table:table-cell>
          <table:table-cell office:value-type="float" office:value="0.90460030760443699" table:style-name="ce1">
            <text:p>0.90460030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22.83299481161899" table:style-name="ce1">
            <text:p>222.8329948</text:p>
          </table:table-cell>
          <table:table-cell office:value-type="float" office:value="0.94615491211936997" table:style-name="ce1">
            <text:p>0.946154912</text:p>
          </table:table-cell>
          <table:table-cell table:number-columns-repeated="1636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620.55522484947301" table:style-name="ce1">
            <text:p>620.5552248</text:p>
          </table:table-cell>
          <table:table-cell office:value-type="float" office:value="0.937984290634852" table:style-name="ce1">
            <text:p>0.937984291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22.750121577107" table:style-name="ce1">
            <text:p>122.7501216</text:p>
          </table:table-cell>
          <table:table-cell office:value-type="float" office:value="0.95640584712626997" table:style-name="ce1">
            <text:p>0.956405847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514.65082567867796" table:style-name="ce1">
            <text:p>514.6508257</text:p>
          </table:table-cell>
          <table:table-cell office:value-type="float" office:value="0.85075050836546495" table:style-name="ce1">
            <text:p>0.850750508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334.54057281917602" table:style-name="ce1">
            <text:p>334.5405728</text:p>
          </table:table-cell>
          <table:table-cell office:value-type="float" office:value="0.94362874680456599" table:style-name="ce1">
            <text:p>0.943628747</text:p>
          </table:table-cell>
          <table:table-cell table:number-columns-repeated="1636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737.56058730138204" table:style-name="ce1">
            <text:p>737.5605873</text:p>
          </table:table-cell>
          <table:table-cell office:value-type="float" office:value="0.93631492522041704" table:style-name="ce1">
            <text:p>0.936314925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44.20170949850299" table:style-name="ce1">
            <text:p>144.2017095</text:p>
          </table:table-cell>
          <table:table-cell office:value-type="float" office:value="0.95390209307646101" table:style-name="ce1">
            <text:p>0.953902093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637.86325738151595" table:style-name="ce1">
            <text:p>637.8632574</text:p>
          </table:table-cell>
          <table:table-cell office:value-type="float" office:value="0.87534267220760897" table:style-name="ce1">
            <text:p>0.875342672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410.43985344294799" table:style-name="ce1">
            <text:p>410.4398534</text:p>
          </table:table-cell>
          <table:table-cell office:value-type="float" office:value="0.93959744586488003" table:style-name="ce1">
            <text:p>0.939597446</text:p>
          </table:table-cell>
          <table:table-cell table:number-columns-repeated="1636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883.11020581925504" table:style-name="ce1">
            <text:p>883.1102058</text:p>
          </table:table-cell>
          <table:table-cell office:value-type="float" office:value="0.93443281691297497" table:style-name="ce1">
            <text:p>0.934432817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67.46964525504399" table:style-name="ce1">
            <text:p>167.4696453</text:p>
          </table:table-cell>
          <table:table-cell office:value-type="float" office:value="0.95183873091473103" table:style-name="ce1">
            <text:p>0.951838731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721.346150607308" table:style-name="ce1">
            <text:p>721.3461506</text:p>
          </table:table-cell>
          <table:table-cell office:value-type="float" office:value="0.86394790340065697" table:style-name="ce1">
            <text:p>0.863947903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455.66339787934299" table:style-name="ce1">
            <text:p>455.6633979</text:p>
          </table:table-cell>
          <table:table-cell office:value-type="float" office:value="0.93648636500458704" table:style-name="ce1">
            <text:p>0.936486365</text:p>
          </table:table-cell>
          <table:table-cell table:number-columns-repeated="1636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076.80100730753" table:style-name="ce1">
            <text:p>1076.801007</text:p>
          </table:table-cell>
          <table:table-cell office:value-type="float" office:value="0.93211148998478299" table:style-name="ce1">
            <text:p>0.93211149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91.00002053537699" table:style-name="ce1">
            <text:p>191.0000205</text:p>
          </table:table-cell>
          <table:table-cell office:value-type="float" office:value="0.95017014099886798" table:style-name="ce1">
            <text:p>0.950170141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869.10951429201702" table:style-name="ce1">
            <text:p>869.1095143</text:p>
          </table:table-cell>
          <table:table-cell office:value-type="float" office:value="0.87940079274886096" table:style-name="ce1">
            <text:p>0.879400793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617.04349155080104" table:style-name="ce1">
            <text:p>617.0434916</text:p>
          </table:table-cell>
          <table:table-cell office:value-type="float" office:value="0.937302026701613" table:style-name="ce1">
            <text:p>0.937302027</text:p>
          </table:table-cell>
          <table:table-cell table:number-columns-repeated="1636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1242.9091775936299" table:style-name="ce1">
            <text:p>1242.909178</text:p>
          </table:table-cell>
          <table:table-cell office:value-type="float" office:value="0.92439610612134204" table:style-name="ce1">
            <text:p>0.924396106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212.70473537956701" table:style-name="ce1">
            <text:p>212.7047354</text:p>
          </table:table-cell>
          <table:table-cell office:value-type="float" office:value="0.94853488755578097" table:style-name="ce1">
            <text:p>0.948534888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871.64334059431599" table:style-name="ce1">
            <text:p>871.6433406</text:p>
          </table:table-cell>
          <table:table-cell office:value-type="float" office:value="0.87276909549091697" table:style-name="ce1">
            <text:p>0.872769095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507.84127488909201" table:style-name="ce1">
            <text:p>507.8412749</text:p>
          </table:table-cell>
          <table:table-cell office:value-type="float" office:value="0.93624035997015298" table:style-name="ce1">
            <text:p>0.93624036</text:p>
          </table:table-cell>
          <table:table-cell table:number-columns-repeated="1636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359.1825829376801" table:style-name="ce1">
            <text:p>1359.182583</text:p>
          </table:table-cell>
          <table:table-cell office:value-type="float" office:value="0.923305933520982" table:style-name="ce1">
            <text:p>0.923305934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236.46103231930101" table:style-name="ce1">
            <text:p>236.4610323</text:p>
          </table:table-cell>
          <table:table-cell office:value-type="float" office:value="0.94726766005193896" table:style-name="ce1">
            <text:p>0.94726766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036.2370414132299" table:style-name="ce1">
            <text:p>1036.237041</text:p>
          </table:table-cell>
          <table:table-cell office:value-type="float" office:value="0.81287512378354698" table:style-name="ce1">
            <text:p>0.812875124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732.84923007117095" table:style-name="ce1">
            <text:p>732.8492301</text:p>
          </table:table-cell>
          <table:table-cell office:value-type="float" office:value="0.93640538127281403" table:style-name="ce1">
            <text:p>0.936405381</text:p>
          </table:table-cell>
          <table:table-cell table:number-columns-repeated="1636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1488.7558296934501" table:style-name="ce1">
            <text:p>1488.75583</text:p>
          </table:table-cell>
          <table:table-cell office:value-type="float" office:value="0.92181159335202401" table:style-name="ce1">
            <text:p>0.921811593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258.989298869935" table:style-name="ce1">
            <text:p>258.9892989</text:p>
          </table:table-cell>
          <table:table-cell office:value-type="float" office:value="0.94608753747821395" table:style-name="ce1">
            <text:p>0.946087537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1148.9188532876101" table:style-name="ce1">
            <text:p>1148.918853</text:p>
          </table:table-cell>
          <table:table-cell office:value-type="float" office:value="0.83484475632468802" table:style-name="ce1">
            <text:p>0.834844756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677.10462410643197" table:style-name="ce1">
            <text:p>677.1046241</text:p>
          </table:table-cell>
          <table:table-cell office:value-type="float" office:value="0.93298414927542495" table:style-name="ce1">
            <text:p>0.932984149</text:p>
          </table:table-cell>
          <table:table-cell table:number-columns-repeated="1636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613.8002193270299" table:style-name="ce1">
            <text:p>1613.800219</text:p>
          </table:table-cell>
          <table:table-cell office:value-type="float" office:value="0.92046950834743302" table:style-name="ce1">
            <text:p>0.920469508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278.77996713826099" table:style-name="ce1">
            <text:p>278.7799671</text:p>
          </table:table-cell>
          <table:table-cell office:value-type="float" office:value="0.94518704146506805" table:style-name="ce1">
            <text:p>0.945187041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314.3178622574501" table:style-name="ce1">
            <text:p>1314.317862</text:p>
          </table:table-cell>
          <table:table-cell office:value-type="float" office:value="0.81585914103731105" table:style-name="ce1">
            <text:p>0.815859141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968.24185954675397" table:style-name="ce1">
            <text:p>968.2418595</text:p>
          </table:table-cell>
          <table:table-cell office:value-type="float" office:value="0.93149766409809698" table:style-name="ce1">
            <text:p>0.931497664</text:p>
          </table:table-cell>
          <table:table-cell table:number-columns-repeated="1636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1738.02805773251" table:style-name="ce1">
            <text:p>1738.028058</text:p>
          </table:table-cell>
          <table:table-cell office:value-type="float" office:value="0.91941832295842396" table:style-name="ce1">
            <text:p>0.919418323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300.30332429652702" table:style-name="ce1">
            <text:p>300.3033243</text:p>
          </table:table-cell>
          <table:table-cell office:value-type="float" office:value="0.94427167029320602" table:style-name="ce1">
            <text:p>0.94427167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1362.35048181457" table:style-name="ce1">
            <text:p>1362.350482</text:p>
          </table:table-cell>
          <table:table-cell office:value-type="float" office:value="0.81743791595028004" table:style-name="ce1">
            <text:p>0.817437916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769.11438874278304" table:style-name="ce1">
            <text:p>769.1143887</text:p>
          </table:table-cell>
          <table:table-cell office:value-type="float" office:value="0.93313430861566904" table:style-name="ce1">
            <text:p>0.933134309</text:p>
          </table:table-cell>
          <table:table-cell table:number-columns-repeated="1636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832.5654535992101" table:style-name="ce1">
            <text:p>1832.565454</text:p>
          </table:table-cell>
          <table:table-cell office:value-type="float" office:value="0.91901737173654396" table:style-name="ce1">
            <text:p>0.919017372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318.97002961997703" table:style-name="ce1">
            <text:p>318.9700296</text:p>
          </table:table-cell>
          <table:table-cell office:value-type="float" office:value="0.94354581088724898" table:style-name="ce1">
            <text:p>0.943545811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528.6704282507801" table:style-name="ce1">
            <text:p>1528.670428</text:p>
          </table:table-cell>
          <table:table-cell office:value-type="float" office:value="0.82256750586037897" table:style-name="ce1">
            <text:p>0.822567506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023.59219517209" table:style-name="ce1">
            <text:p>1023.592195</text:p>
          </table:table-cell>
          <table:table-cell office:value-type="float" office:value="0.92933288361956001" table:style-name="ce1">
            <text:p>0.929332884</text:p>
          </table:table-cell>
          <table:table-cell table:number-columns-repeated="1636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1948.80174080391" table:style-name="ce1">
            <text:p>1948.801741</text:p>
          </table:table-cell>
          <table:table-cell office:value-type="float" office:value="0.91859990870814701" table:style-name="ce1">
            <text:p>0.918599909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337.99093584929699" table:style-name="ce1">
            <text:p>337.9909358</text:p>
          </table:table-cell>
          <table:table-cell office:value-type="float" office:value="0.94281571719648405" table:style-name="ce1">
            <text:p>0.942815717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1597.26831858694" table:style-name="ce1">
            <text:p>1597.268319</text:p>
          </table:table-cell>
          <table:table-cell office:value-type="float" office:value="0.81015881955227098" table:style-name="ce1">
            <text:p>0.81015882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1041.6458321172599" table:style-name="ce1">
            <text:p>1041.645832</text:p>
          </table:table-cell>
          <table:table-cell office:value-type="float" office:value="0.92938260805422201" table:style-name="ce1">
            <text:p>0.929382608</text:p>
          </table:table-cell>
          <table:table-cell table:number-columns-repeated="1636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2068.4299512613602" table:style-name="ce1">
            <text:p>2068.429951</text:p>
          </table:table-cell>
          <table:table-cell office:value-type="float" office:value="0.91813600364817405" table:style-name="ce1">
            <text:p>0.918136004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354.68795340535399" table:style-name="ce1">
            <text:p>354.6879534</text:p>
          </table:table-cell>
          <table:table-cell office:value-type="float" office:value="0.94217785583489799" table:style-name="ce1">
            <text:p>0.942177856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822.2878660218701" table:style-name="ce1">
            <text:p>1822.287866</text:p>
          </table:table-cell>
          <table:table-cell office:value-type="float" office:value="0.77944104266117697" table:style-name="ce1">
            <text:p>0.779441043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355.3594029753001" table:style-name="ce1">
            <text:p>1355.359403</text:p>
          </table:table-cell>
          <table:table-cell office:value-type="float" office:value="0.93137351108065303" table:style-name="ce1">
            <text:p>0.931373511</text:p>
          </table:table-cell>
          <table:table-cell table:number-columns-repeated="1636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2162.1775808111302" table:style-name="ce1">
            <text:p>2162.177581</text:p>
          </table:table-cell>
          <table:table-cell office:value-type="float" office:value="0.91787384154720197" table:style-name="ce1">
            <text:p>0.917873842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377.37813117980801" table:style-name="ce1">
            <text:p>377.3781312</text:p>
          </table:table-cell>
          <table:table-cell office:value-type="float" office:value="0.94036877928582197" table:style-name="ce1">
            <text:p>0.940368779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1750.7026344840599" table:style-name="ce1">
            <text:p>1750.702634</text:p>
          </table:table-cell>
          <table:table-cell office:value-type="float" office:value="0.845888394258272" table:style-name="ce1">
            <text:p>0.845888394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1030.9725437981001" table:style-name="ce1">
            <text:p>1030.972544</text:p>
          </table:table-cell>
          <table:table-cell office:value-type="float" office:value="0.93274281759520405" table:style-name="ce1">
            <text:p>0.932742818</text:p>
          </table:table-cell>
          <table:table-cell table:number-columns-repeated="1636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394.3538377756699" table:style-name="ce1">
            <text:p>2394.353838</text:p>
          </table:table-cell>
          <table:table-cell office:value-type="float" office:value="0.91592038407328402" table:style-name="ce1">
            <text:p>0.915920384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398.67722238818101" table:style-name="ce1">
            <text:p>398.6772224</text:p>
          </table:table-cell>
          <table:table-cell office:value-type="float" office:value="0.93985972976507703" table:style-name="ce1">
            <text:p>0.93985973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2033.43356031646" table:style-name="ce1">
            <text:p>2033.43356</text:p>
          </table:table-cell>
          <table:table-cell office:value-type="float" office:value="0.86261599645473497" table:style-name="ce1">
            <text:p>0.862615996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1767.7422747358301" table:style-name="ce1">
            <text:p>1767.742275</text:p>
          </table:table-cell>
          <table:table-cell office:value-type="float" office:value="0.92126468184870103" table:style-name="ce1">
            <text:p>0.921264682</text:p>
          </table:table-cell>
          <table:table-cell table:number-columns-repeated="16369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2531.2075416359598" table:style-name="ce1">
            <text:p>2531.207542</text:p>
          </table:table-cell>
          <table:table-cell office:value-type="float" office:value="0.91564622930112205" table:style-name="ce1">
            <text:p>0.915646229</text:p>
          </table:table-cell>
          <table:table-cell table:style-name="ce1"/>
          <table:table-cell office:value-type="float" office:value="950" table:style-name="ce1">
            <text:p>950</text:p>
          </table:table-cell>
          <table:table-cell office:value-type="float" office:value="419.61612110252702" table:style-name="ce1">
            <text:p>419.6161211</text:p>
          </table:table-cell>
          <table:table-cell office:value-type="float" office:value="0.93906530314927805" table:style-name="ce1">
            <text:p>0.939065303</text:p>
          </table:table-cell>
          <table:table-cell table:style-name="ce1"/>
          <table:table-cell office:value-type="float" office:value="950" table:style-name="ce1">
            <text:p>950</text:p>
          </table:table-cell>
          <table:table-cell office:value-type="float" office:value="1926.05249579376" table:style-name="ce1">
            <text:p>1926.052496</text:p>
          </table:table-cell>
          <table:table-cell office:value-type="float" office:value="0.86011008282486501" table:style-name="ce1">
            <text:p>0.860110083</text:p>
          </table:table-cell>
          <table:table-cell table:style-name="ce1"/>
          <table:table-cell office:value-type="float" office:value="950" table:style-name="ce1">
            <text:p>950</text:p>
          </table:table-cell>
          <table:table-cell office:value-type="float" office:value="1066.64103727304" table:style-name="ce1">
            <text:p>1066.641037</text:p>
          </table:table-cell>
          <table:table-cell office:value-type="float" office:value="0.92970715604863696" table:style-name="ce1">
            <text:p>0.929707156</text:p>
          </table:table-cell>
          <table:table-cell table:number-columns-repeated="1636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633.1946534395001" table:style-name="ce1">
            <text:p>2633.194653</text:p>
          </table:table-cell>
          <table:table-cell office:value-type="float" office:value="0.91538196875023903" table:style-name="ce1">
            <text:p>0.915381969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439.19191233645" table:style-name="ce1">
            <text:p>439.1919123</text:p>
          </table:table-cell>
          <table:table-cell office:value-type="float" office:value="0.93850544868695995" table:style-name="ce1">
            <text:p>0.938505449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207.0645602136701" table:style-name="ce1">
            <text:p>2207.06456</text:p>
          </table:table-cell>
          <table:table-cell office:value-type="float" office:value="0.77015882902963695" table:style-name="ce1">
            <text:p>0.770158829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643.0114256571601" table:style-name="ce1">
            <text:p>1643.011426</text:p>
          </table:table-cell>
          <table:table-cell office:value-type="float" office:value="0.92459757614518201" table:style-name="ce1">
            <text:p>0.924597576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st Month</text:p>
          </table:table-cell>
          <table:table-cell table:number-columns-repeated="3" table:style-name="ce1"/>
          <table:table-cell office:value-type="string" table:style-name="ce1">
            <text:p>Last Month</text:p>
          </table:table-cell>
          <table:table-cell table:number-columns-repeated="3" table:style-name="ce1"/>
          <table:table-cell office:value-type="string" table:style-name="ce1">
            <text:p>Last Month</text:p>
          </table:table-cell>
          <table:table-cell table:number-columns-repeated="3" table:style-name="ce1"/>
          <table:table-cell office:value-type="string" table:style-name="ce1">
            <text:p>Last Month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style-name="ce1"/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style-name="ce1"/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style-name="ce1"/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number-columns-repeated="1636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22.96586141354601" table:style-name="ce1">
            <text:p>222.9658614</text:p>
          </table:table-cell>
          <table:table-cell office:value-type="float" office:value="0.88942106125017795" table:style-name="ce1">
            <text:p>0.88942106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9.823583089148698" table:style-name="ce1">
            <text:p>49.82358309</text:p>
          </table:table-cell>
          <table:table-cell office:value-type="float" office:value="0.92531150626271197" table:style-name="ce1">
            <text:p>0.92531150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94.19428500970699" table:style-name="ce1">
            <text:p>194.194285</text:p>
          </table:table-cell>
          <table:table-cell office:value-type="float" office:value="0.86431475347322695" table:style-name="ce1">
            <text:p>0.86431475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12.216332597652" table:style-name="ce1">
            <text:p>112.2163326</text:p>
          </table:table-cell>
          <table:table-cell office:value-type="float" office:value="0.89866059088182604" table:style-name="ce1">
            <text:p>0.898660591</text:p>
          </table:table-cell>
          <table:table-cell/>
          <table:table-cell table:style-name="ce1">
            <draw:frame draw:z-index="2" draw:id="id1" draw:style-name="a1" draw:name="Chart 3" svg:x="0.53646in" svg:y="0.1718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42.633274137169" table:style-name="ce1">
            <text:p>342.6332741</text:p>
          </table:table-cell>
          <table:table-cell office:value-type="float" office:value="0.87955371525178605" table:style-name="ce1">
            <text:p>0.879553715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74.932964799307101" table:style-name="ce1">
            <text:p>74.9329648</text:p>
          </table:table-cell>
          <table:table-cell office:value-type="float" office:value="0.91465901516320802" table:style-name="ce1">
            <text:p>0.914659015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00.30394747122" table:style-name="ce1">
            <text:p>300.3039475</text:p>
          </table:table-cell>
          <table:table-cell office:value-type="float" office:value="0.82256886137444996" table:style-name="ce1">
            <text:p>0.822568861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71.24859947611901" table:style-name="ce1">
            <text:p>171.2485995</text:p>
          </table:table-cell>
          <table:table-cell office:value-type="float" office:value="0.88853779853803305" table:style-name="ce1">
            <text:p>0.888537799</text:p>
          </table:table-cell>
          <table:table-cell table:number-columns-repeated="1636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90.87123283049198" table:style-name="ce1">
            <text:p>490.8712328</text:p>
          </table:table-cell>
          <table:table-cell office:value-type="float" office:value="0.87169184189526505" table:style-name="ce1">
            <text:p>0.871691842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.94551203251601" table:style-name="ce1">
            <text:p>100.945512</text:p>
          </table:table-cell>
          <table:table-cell office:value-type="float" office:value="0.90690937404189098" table:style-name="ce1">
            <text:p>0.906909374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395.35591898134498" table:style-name="ce1">
            <text:p>395.355919</text:p>
          </table:table-cell>
          <table:table-cell office:value-type="float" office:value="0.83959592915109804" table:style-name="ce1">
            <text:p>0.839595929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23.113832202998" table:style-name="ce1">
            <text:p>223.1138322</text:p>
          </table:table-cell>
          <table:table-cell office:value-type="float" office:value="0.88135334226206596" table:style-name="ce1">
            <text:p>0.881353342</text:p>
          </table:table-cell>
          <table:table-cell table:number-columns-repeated="1636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620.97504427725403" table:style-name="ce1">
            <text:p>620.9750443</text:p>
          </table:table-cell>
          <table:table-cell office:value-type="float" office:value="0.86713489866772298" table:style-name="ce1">
            <text:p>0.867134899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22.734784531001" table:style-name="ce1">
            <text:p>122.7347845</text:p>
          </table:table-cell>
          <table:table-cell office:value-type="float" office:value="0.90083129866093303" table:style-name="ce1">
            <text:p>0.900831299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514.17999516684904" table:style-name="ce1">
            <text:p>514.1799952</text:p>
          </table:table-cell>
          <table:table-cell office:value-type="float" office:value="0.78551344879457297" table:style-name="ce1">
            <text:p>0.785513449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333.68435788637299" table:style-name="ce1">
            <text:p>333.6843579</text:p>
          </table:table-cell>
          <table:table-cell office:value-type="float" office:value="0.877722846345517" table:style-name="ce1">
            <text:p>0.877722846</text:p>
          </table:table-cell>
          <table:table-cell table:number-columns-repeated="1636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737.414835604328" table:style-name="ce1">
            <text:p>737.4148356</text:p>
          </table:table-cell>
          <table:table-cell office:value-type="float" office:value="0.86416089048715305" table:style-name="ce1">
            <text:p>0.86416089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44.16744607497" table:style-name="ce1">
            <text:p>144.1674461</text:p>
          </table:table-cell>
          <table:table-cell office:value-type="float" office:value="0.89598219680098201" table:style-name="ce1">
            <text:p>0.895982197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637.43241081013696" table:style-name="ce1">
            <text:p>637.4324108</text:p>
          </table:table-cell>
          <table:table-cell office:value-type="float" office:value="0.806108621414938" table:style-name="ce1">
            <text:p>0.806108621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410.06330338468302" table:style-name="ce1">
            <text:p>410.0633034</text:p>
          </table:table-cell>
          <table:table-cell office:value-type="float" office:value="0.86947723855814696" table:style-name="ce1">
            <text:p>0.869477239</text:p>
          </table:table-cell>
          <table:table-cell table:number-columns-repeated="1636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883.04480926778103" table:style-name="ce1">
            <text:p>883.0448093</text:p>
          </table:table-cell>
          <table:table-cell office:value-type="float" office:value="0.86113579254476402" table:style-name="ce1">
            <text:p>0.861135793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67.43962804495899" table:style-name="ce1">
            <text:p>167.439628</text:p>
          </table:table-cell>
          <table:table-cell office:value-type="float" office:value="0.89245812695876003" table:style-name="ce1">
            <text:p>0.892458127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719.70741401458702" table:style-name="ce1">
            <text:p>719.707414</text:p>
          </table:table-cell>
          <table:table-cell office:value-type="float" office:value="0.79601357436101605" table:style-name="ce1">
            <text:p>0.796013574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454.08571480404601" table:style-name="ce1">
            <text:p>454.0857148</text:p>
          </table:table-cell>
          <table:table-cell office:value-type="float" office:value="0.86430545175735396" table:style-name="ce1">
            <text:p>0.864305452</text:p>
          </table:table-cell>
          <table:table-cell table:number-columns-repeated="1636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073.58253040318" table:style-name="ce1">
            <text:p>1073.58253</text:p>
          </table:table-cell>
          <table:table-cell office:value-type="float" office:value="0.85727101269406902" table:style-name="ce1">
            <text:p>0.857271013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90.97516613175799" table:style-name="ce1">
            <text:p>190.9751661</text:p>
          </table:table-cell>
          <table:table-cell office:value-type="float" office:value="0.889184437758756" table:style-name="ce1">
            <text:p>0.889184438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869.67248278243596" table:style-name="ce1">
            <text:p>869.6724828</text:p>
          </table:table-cell>
          <table:table-cell office:value-type="float" office:value="0.80981861556867496" table:style-name="ce1">
            <text:p>0.809818616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617.03295067188003" table:style-name="ce1">
            <text:p>617.0329507</text:p>
          </table:table-cell>
          <table:table-cell office:value-type="float" office:value="0.86572575066785196" table:style-name="ce1">
            <text:p>0.865725751</text:p>
          </table:table-cell>
          <table:table-cell table:number-columns-repeated="1636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1240.1872369888899" table:style-name="ce1">
            <text:p>1240.187237</text:p>
          </table:table-cell>
          <table:table-cell office:value-type="float" office:value="0.84896207005388102" table:style-name="ce1">
            <text:p>0.84896207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212.67846512654901" table:style-name="ce1">
            <text:p>212.6784651</text:p>
          </table:table-cell>
          <table:table-cell office:value-type="float" office:value="0.88627280774150397" table:style-name="ce1">
            <text:p>0.886272808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869.27316356326105" table:style-name="ce1">
            <text:p>869.2731636</text:p>
          </table:table-cell>
          <table:table-cell office:value-type="float" office:value="0.80340727038676696" table:style-name="ce1">
            <text:p>0.80340727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504.967433388796" table:style-name="ce1">
            <text:p>504.9674334</text:p>
          </table:table-cell>
          <table:table-cell office:value-type="float" office:value="0.86465859389737298" table:style-name="ce1">
            <text:p>0.864658594</text:p>
          </table:table-cell>
          <table:table-cell table:number-columns-repeated="1636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356.6914541236699" table:style-name="ce1">
            <text:p>1356.691454</text:p>
          </table:table-cell>
          <table:table-cell office:value-type="float" office:value="0.84716311104803499" table:style-name="ce1">
            <text:p>0.847163111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236.43450517300499" table:style-name="ce1">
            <text:p>236.4345052</text:p>
          </table:table-cell>
          <table:table-cell office:value-type="float" office:value="0.88390581961037995" table:style-name="ce1">
            <text:p>0.88390582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037.77239598506" table:style-name="ce1">
            <text:p>1037.772396</text:p>
          </table:table-cell>
          <table:table-cell office:value-type="float" office:value="0.74443627670428603" table:style-name="ce1">
            <text:p>0.744436277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732.83224547095199" table:style-name="ce1">
            <text:p>732.8322455</text:p>
          </table:table-cell>
          <table:table-cell office:value-type="float" office:value="0.86409976022805901" table:style-name="ce1">
            <text:p>0.86409976</text:p>
          </table:table-cell>
          <table:table-cell table:number-columns-repeated="1636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1488.4692146571599" table:style-name="ce1">
            <text:p>1488.469215</text:p>
          </table:table-cell>
          <table:table-cell office:value-type="float" office:value="0.84522040556607603" table:style-name="ce1">
            <text:p>0.845220406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259.03902031770002" table:style-name="ce1">
            <text:p>259.0390203</text:p>
          </table:table-cell>
          <table:table-cell office:value-type="float" office:value="0.881763895021347" table:style-name="ce1">
            <text:p>0.881763895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1148.26133691737" table:style-name="ce1">
            <text:p>1148.261337</text:p>
          </table:table-cell>
          <table:table-cell office:value-type="float" office:value="0.76709675561663704" table:style-name="ce1">
            <text:p>0.767096756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675.09172809970596" table:style-name="ce1">
            <text:p>675.0917281</text:p>
          </table:table-cell>
          <table:table-cell office:value-type="float" office:value="0.85974383367933305" table:style-name="ce1">
            <text:p>0.859743834</text:p>
          </table:table-cell>
          <table:table-cell table:number-columns-repeated="1636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612.8842378889999" table:style-name="ce1">
            <text:p>1612.884238</text:p>
          </table:table-cell>
          <table:table-cell office:value-type="float" office:value="0.84342809961796905" table:style-name="ce1">
            <text:p>0.8434281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278.82060494316499" table:style-name="ce1">
            <text:p>278.8206049</text:p>
          </table:table-cell>
          <table:table-cell office:value-type="float" office:value="0.88014551327318702" table:style-name="ce1">
            <text:p>0.880145513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316.4822643376301" table:style-name="ce1">
            <text:p>1316.482264</text:p>
          </table:table-cell>
          <table:table-cell office:value-type="float" office:value="0.74678486585162296" table:style-name="ce1">
            <text:p>0.746784866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968.86226801654402" table:style-name="ce1">
            <text:p>968.862268</text:p>
          </table:table-cell>
          <table:table-cell office:value-type="float" office:value="0.855615935218631" table:style-name="ce1">
            <text:p>0.855615935</text:p>
          </table:table-cell>
          <table:table-cell table:number-columns-repeated="1636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1737.69416053945" table:style-name="ce1">
            <text:p>1737.694161</text:p>
          </table:table-cell>
          <table:table-cell office:value-type="float" office:value="0.84186096204168004" table:style-name="ce1">
            <text:p>0.841860962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300.42062636088298" table:style-name="ce1">
            <text:p>300.4206264</text:p>
          </table:table-cell>
          <table:table-cell office:value-type="float" office:value="0.87832927851712606" table:style-name="ce1">
            <text:p>0.878329279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1363.88601574278" table:style-name="ce1">
            <text:p>1363.886016</text:p>
          </table:table-cell>
          <table:table-cell office:value-type="float" office:value="0.74788405766180999" table:style-name="ce1">
            <text:p>0.747884058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770.72354158695202" table:style-name="ce1">
            <text:p>770.7235416</text:p>
          </table:table-cell>
          <table:table-cell office:value-type="float" office:value="0.85862387230599502" table:style-name="ce1">
            <text:p>0.858623872</text:p>
          </table:table-cell>
          <table:table-cell table:number-columns-repeated="1636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831.8693086466701" table:style-name="ce1">
            <text:p>1831.869309</text:p>
          </table:table-cell>
          <table:table-cell office:value-type="float" office:value="0.84121435931894795" table:style-name="ce1">
            <text:p>0.841214359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319.01645362861399" table:style-name="ce1">
            <text:p>319.0164536</text:p>
          </table:table-cell>
          <table:table-cell office:value-type="float" office:value="0.87703172268662499" table:style-name="ce1">
            <text:p>0.877031723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528.1772378559299" table:style-name="ce1">
            <text:p>1528.177238</text:p>
          </table:table-cell>
          <table:table-cell office:value-type="float" office:value="0.75094824820260098" table:style-name="ce1">
            <text:p>0.750948248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023.29356638286" table:style-name="ce1">
            <text:p>1023.293566</text:p>
          </table:table-cell>
          <table:table-cell office:value-type="float" office:value="0.85161393973359301" table:style-name="ce1">
            <text:p>0.85161394</text:p>
          </table:table-cell>
          <table:table-cell table:number-columns-repeated="1636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1949.0006821337399" table:style-name="ce1">
            <text:p>1949.000682</text:p>
          </table:table-cell>
          <table:table-cell office:value-type="float" office:value="0.84060612656973499" table:style-name="ce1">
            <text:p>0.840606127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338.02007625637299" table:style-name="ce1">
            <text:p>338.0200763</text:p>
          </table:table-cell>
          <table:table-cell office:value-type="float" office:value="0.87576519879738501" table:style-name="ce1">
            <text:p>0.875765199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1592.26295476171" table:style-name="ce1">
            <text:p>1592.262955</text:p>
          </table:table-cell>
          <table:table-cell office:value-type="float" office:value="0.74151598799977703" table:style-name="ce1">
            <text:p>0.741515988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1034.9458169903201" table:style-name="ce1">
            <text:p>1034.945817</text:p>
          </table:table-cell>
          <table:table-cell office:value-type="float" office:value="0.85280035371930796" table:style-name="ce1">
            <text:p>0.852800354</text:p>
          </table:table-cell>
          <table:table-cell table:number-columns-repeated="1636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2068.1374826352799" table:style-name="ce1">
            <text:p>2068.137483</text:p>
          </table:table-cell>
          <table:table-cell office:value-type="float" office:value="0.83994038387449799" table:style-name="ce1">
            <text:p>0.839940384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354.72973581670698" table:style-name="ce1">
            <text:p>354.7297358</text:p>
          </table:table-cell>
          <table:table-cell office:value-type="float" office:value="0.87456373549747202" table:style-name="ce1">
            <text:p>0.874563735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823.7467870390601" table:style-name="ce1">
            <text:p>1823.746787</text:p>
          </table:table-cell>
          <table:table-cell office:value-type="float" office:value="0.70811900448601195" table:style-name="ce1">
            <text:p>0.708119004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354.9341729438599" table:style-name="ce1">
            <text:p>1354.934173</text:p>
          </table:table-cell>
          <table:table-cell office:value-type="float" office:value="0.85547486530738404" table:style-name="ce1">
            <text:p>0.855474865</text:p>
          </table:table-cell>
          <table:table-cell table:number-columns-repeated="1636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2162.1283459859701" table:style-name="ce1">
            <text:p>2162.128346</text:p>
          </table:table-cell>
          <table:table-cell office:value-type="float" office:value="0.83947302768055099" table:style-name="ce1">
            <text:p>0.839473028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377.41608998457502" table:style-name="ce1">
            <text:p>377.41609</text:p>
          </table:table-cell>
          <table:table-cell office:value-type="float" office:value="0.87179035801431903" table:style-name="ce1">
            <text:p>0.871790358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1748.96347201357" table:style-name="ce1">
            <text:p>1748.963472</text:p>
          </table:table-cell>
          <table:table-cell office:value-type="float" office:value="0.77823154731191102" table:style-name="ce1">
            <text:p>0.778231547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1030.13942390785" table:style-name="ce1">
            <text:p>1030.139424</text:p>
          </table:table-cell>
          <table:table-cell office:value-type="float" office:value="0.85855751940073599" table:style-name="ce1">
            <text:p>0.858557519</text:p>
          </table:table-cell>
          <table:table-cell table:number-columns-repeated="1636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393.5442204631299" table:style-name="ce1">
            <text:p>2393.54422</text:p>
          </table:table-cell>
          <table:table-cell office:value-type="float" office:value="0.83617837315784305" table:style-name="ce1">
            <text:p>0.836178373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398.744080349711" table:style-name="ce1">
            <text:p>398.7440803</text:p>
          </table:table-cell>
          <table:table-cell office:value-type="float" office:value="0.870839716816732" table:style-name="ce1">
            <text:p>0.870839717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2034.58296983524" table:style-name="ce1">
            <text:p>2034.58297</text:p>
          </table:table-cell>
          <table:table-cell office:value-type="float" office:value="0.79018079615221803" table:style-name="ce1">
            <text:p>0.790180796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1767.9418845416201" table:style-name="ce1">
            <text:p>1767.941885</text:p>
          </table:table-cell>
          <table:table-cell office:value-type="float" office:value="0.84266164747929395" table:style-name="ce1">
            <text:p>0.842661647</text:p>
          </table:table-cell>
          <table:table-cell table:number-columns-repeated="16369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2530.2612700193499" table:style-name="ce1">
            <text:p>2530.26127</text:p>
          </table:table-cell>
          <table:table-cell office:value-type="float" office:value="0.83571456777680997" table:style-name="ce1">
            <text:p>0.835714568</text:p>
          </table:table-cell>
          <table:table-cell table:style-name="ce1"/>
          <table:table-cell office:value-type="float" office:value="950" table:style-name="ce1">
            <text:p>950</text:p>
          </table:table-cell>
          <table:table-cell office:value-type="float" office:value="419.67275332033" table:style-name="ce1">
            <text:p>419.6727533</text:p>
          </table:table-cell>
          <table:table-cell office:value-type="float" office:value="0.869583091359313" table:style-name="ce1">
            <text:p>0.869583091</text:p>
          </table:table-cell>
          <table:table-cell table:style-name="ce1"/>
          <table:table-cell office:value-type="float" office:value="950" table:style-name="ce1">
            <text:p>950</text:p>
          </table:table-cell>
          <table:table-cell office:value-type="float" office:value="1925.55024070578" table:style-name="ce1">
            <text:p>1925.550241</text:p>
          </table:table-cell>
          <table:table-cell office:value-type="float" office:value="0.78918460302827198" table:style-name="ce1">
            <text:p>0.789184603</text:p>
          </table:table-cell>
          <table:table-cell table:style-name="ce1"/>
          <table:table-cell office:value-type="float" office:value="950" table:style-name="ce1">
            <text:p>950</text:p>
          </table:table-cell>
          <table:table-cell office:value-type="float" office:value="1065.9508411264201" table:style-name="ce1">
            <text:p>1065.950841</text:p>
          </table:table-cell>
          <table:table-cell office:value-type="float" office:value="0.854583119563599" table:style-name="ce1">
            <text:p>0.85458312</text:p>
          </table:table-cell>
          <table:table-cell table:number-columns-repeated="1636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631.3541071484101" table:style-name="ce1">
            <text:p>2631.354107</text:p>
          </table:table-cell>
          <table:table-cell office:value-type="float" office:value="0.83538335999605695" table:style-name="ce1">
            <text:p>0.83538336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439.24496877707998" table:style-name="ce1">
            <text:p>439.2449688</text:p>
          </table:table-cell>
          <table:table-cell office:value-type="float" office:value="0.86872550174400098" table:style-name="ce1">
            <text:p>0.868725502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206.6939181572002" table:style-name="ce1">
            <text:p>2206.693918</text:p>
          </table:table-cell>
          <table:table-cell office:value-type="float" office:value="0.69809568356001594" table:style-name="ce1">
            <text:p>0.698095684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640.1648940817699" table:style-name="ce1">
            <text:p>1640.164894</text:p>
          </table:table-cell>
          <table:table-cell office:value-type="float" office:value="0.84414152601209702" table:style-name="ce1">
            <text:p>0.844141526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st Year</text:p>
          </table:table-cell>
          <table:table-cell table:number-columns-repeated="3" table:style-name="ce1"/>
          <table:table-cell office:value-type="string" table:style-name="ce1">
            <text:p>Last Year</text:p>
          </table:table-cell>
          <table:table-cell table:number-columns-repeated="3" table:style-name="ce1"/>
          <table:table-cell office:value-type="string" table:style-name="ce1">
            <text:p>Last Year</text:p>
          </table:table-cell>
          <table:table-cell table:number-columns-repeated="3" table:style-name="ce1"/>
          <table:table-cell office:value-type="string" table:style-name="ce1">
            <text:p>Last Year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style-name="ce1"/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style-name="ce1"/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style-name="ce1"/>
          <table:table-cell office:value-type="string" table:style-name="ce1">
            <text:p>Local Boundary</text:p>
          </table:table-cell>
          <table:table-cell office:value-type="string" table:style-name="ce1">
            <text:p>BlockSize</text:p>
          </table:table-cell>
          <table:table-cell office:value-type="string" table:style-name="ce1">
            <text:p>Ratio</text:p>
          </table:table-cell>
          <table:table-cell table:number-columns-repeated="1636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23.665723129757" table:style-name="ce1">
            <text:p>223.6657231</text:p>
          </table:table-cell>
          <table:table-cell office:value-type="float" office:value="0.42109989121954799" table:style-name="ce1">
            <text:p>0.42109989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9.941121982807303" table:style-name="ce1">
            <text:p>49.94112198</text:p>
          </table:table-cell>
          <table:table-cell office:value-type="float" office:value="0.56210485673788302" table:style-name="ce1">
            <text:p>0.56210485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93.93817504504301" table:style-name="ce1">
            <text:p>193.938175</text:p>
          </table:table-cell>
          <table:table-cell office:value-type="float" office:value="0.41997576183483698" table:style-name="ce1">
            <text:p>0.41997576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12.14733547573201" table:style-name="ce1">
            <text:p>112.1473355</text:p>
          </table:table-cell>
          <table:table-cell office:value-type="float" office:value="0.45758900877910702" table:style-name="ce1">
            <text:p>0.457589009</text:p>
          </table:table-cell>
          <table:table-cell table:number-columns-repeated="1636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43.41864532103" table:style-name="ce1">
            <text:p>343.4186453</text:p>
          </table:table-cell>
          <table:table-cell office:value-type="float" office:value="0.38389762237344" table:style-name="ce1">
            <text:p>0.383897622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74.973044165003699" table:style-name="ce1">
            <text:p>74.97304417</text:p>
          </table:table-cell>
          <table:table-cell office:value-type="float" office:value="0.52056052147171905" table:style-name="ce1">
            <text:p>0.520560521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05.35090702464601" table:style-name="ce1">
            <text:p>305.350907</text:p>
          </table:table-cell>
          <table:table-cell office:value-type="float" office:value="0.34951872634180098" table:style-name="ce1">
            <text:p>0.349518726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76.950130386729" table:style-name="ce1">
            <text:p>176.9501304</text:p>
          </table:table-cell>
          <table:table-cell office:value-type="float" office:value="0.41666757591452502" table:style-name="ce1">
            <text:p>0.416667576</text:p>
          </table:table-cell>
          <table:table-cell table:number-columns-repeated="1636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92.640062373425" table:style-name="ce1">
            <text:p>492.6400624</text:p>
          </table:table-cell>
          <table:table-cell office:value-type="float" office:value="0.34502863637192499" table:style-name="ce1">
            <text:p>0.34502863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1.226436122732" table:style-name="ce1">
            <text:p>101.2264361</text:p>
          </table:table-cell>
          <table:table-cell office:value-type="float" office:value="0.49204639452338" table:style-name="ce1">
            <text:p>0.492046395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393.57484612107902" table:style-name="ce1">
            <text:p>393.5748461</text:p>
          </table:table-cell>
          <table:table-cell office:value-type="float" office:value="0.349553720512015" table:style-name="ce1">
            <text:p>0.349553721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21.211700579807" table:style-name="ce1">
            <text:p>221.2117006</text:p>
          </table:table-cell>
          <table:table-cell office:value-type="float" office:value="0.38330101474774098" table:style-name="ce1">
            <text:p>0.383301015</text:p>
          </table:table-cell>
          <table:table-cell table:style-name="ce1">
            <draw:frame draw:z-index="3" draw:id="id2" draw:style-name="a2" draw:name="Chart 4" svg:x="0.46875in" svg:y="0.0468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621.07202778539704" table:style-name="ce1">
            <text:p>621.0720278</text:p>
          </table:table-cell>
          <table:table-cell office:value-type="float" office:value="0.329784485636889" table:style-name="ce1">
            <text:p>0.329784486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22.250212168282" table:style-name="ce1">
            <text:p>122.2502122</text:p>
          </table:table-cell>
          <table:table-cell office:value-type="float" office:value="0.46941034493791201" table:style-name="ce1">
            <text:p>0.469410345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520.23386368162301" table:style-name="ce1">
            <text:p>520.2338637</text:p>
          </table:table-cell>
          <table:table-cell office:value-type="float" office:value="0.29883668453144602" table:style-name="ce1">
            <text:p>0.298836685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345.222633245233" table:style-name="ce1">
            <text:p>345.2226332</text:p>
          </table:table-cell>
          <table:table-cell office:value-type="float" office:value="0.38053806783996103" table:style-name="ce1">
            <text:p>0.380538068</text:p>
          </table:table-cell>
          <table:table-cell table:number-columns-repeated="1636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734.33431757553603" table:style-name="ce1">
            <text:p>734.3343176</text:p>
          </table:table-cell>
          <table:table-cell office:value-type="float" office:value="0.31827177237934501" table:style-name="ce1">
            <text:p>0.318271772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43.68263728506199" table:style-name="ce1">
            <text:p>143.6826373</text:p>
          </table:table-cell>
          <table:table-cell office:value-type="float" office:value="0.44892909063000203" table:style-name="ce1">
            <text:p>0.448929091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642.24882735179995" table:style-name="ce1">
            <text:p>642.2488274</text:p>
          </table:table-cell>
          <table:table-cell office:value-type="float" office:value="0.26963871726496302" table:style-name="ce1">
            <text:p>0.269638717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419.21040912572602" table:style-name="ce1">
            <text:p>419.2104091</text:p>
          </table:table-cell>
          <table:table-cell office:value-type="float" office:value="0.32905662388262202" table:style-name="ce1">
            <text:p>0.329056624</text:p>
          </table:table-cell>
          <table:table-cell table:number-columns-repeated="1636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877.33444281246204" table:style-name="ce1">
            <text:p>877.3344428</text:p>
          </table:table-cell>
          <table:table-cell office:value-type="float" office:value="0.30757544296107697" table:style-name="ce1">
            <text:p>0.307575443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67.70282093758499" table:style-name="ce1">
            <text:p>167.7028209</text:p>
          </table:table-cell>
          <table:table-cell office:value-type="float" office:value="0.43573674169667298" table:style-name="ce1">
            <text:p>0.435736742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738.67435385162605" table:style-name="ce1">
            <text:p>738.6743539</text:p>
          </table:table-cell>
          <table:table-cell office:value-type="float" office:value="0.27805437994787902" table:style-name="ce1">
            <text:p>0.27805438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479.84814936290701" table:style-name="ce1">
            <text:p>479.8481494</text:p>
          </table:table-cell>
          <table:table-cell office:value-type="float" office:value="0.30810460558304298" table:style-name="ce1">
            <text:p>0.308104606</text:p>
          </table:table-cell>
          <table:table-cell table:number-columns-repeated="1636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033.1290684615899" table:style-name="ce1">
            <text:p>1033.129068</text:p>
          </table:table-cell>
          <table:table-cell office:value-type="float" office:value="0.29165291902519103" table:style-name="ce1">
            <text:p>0.291652919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90.827903316842" table:style-name="ce1">
            <text:p>190.8279033</text:p>
          </table:table-cell>
          <table:table-cell office:value-type="float" office:value="0.42192805977819098" table:style-name="ce1">
            <text:p>0.42192806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873.49252105843198" table:style-name="ce1">
            <text:p>873.4925211</text:p>
          </table:table-cell>
          <table:table-cell office:value-type="float" office:value="0.28074714694334402" table:style-name="ce1">
            <text:p>0.280747147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621.71516015754798" table:style-name="ce1">
            <text:p>621.7151602</text:p>
          </table:table-cell>
          <table:table-cell office:value-type="float" office:value="0.31119631830667399" table:style-name="ce1">
            <text:p>0.311196318</text:p>
          </table:table-cell>
          <table:table-cell table:number-columns-repeated="1636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1214.95184861281" table:style-name="ce1">
            <text:p>1214.951849</text:p>
          </table:table-cell>
          <table:table-cell office:value-type="float" office:value="0.279578173148396" table:style-name="ce1">
            <text:p>0.279578173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212.339020389073" table:style-name="ce1">
            <text:p>212.3390204</text:p>
          </table:table-cell>
          <table:table-cell office:value-type="float" office:value="0.41069569978325798" table:style-name="ce1">
            <text:p>0.4106957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897.07959046296105" table:style-name="ce1">
            <text:p>897.0795905</text:p>
          </table:table-cell>
          <table:table-cell office:value-type="float" office:value="0.26909960542870898" table:style-name="ce1">
            <text:p>0.269099605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536.201184723197" table:style-name="ce1">
            <text:p>536.2011847</text:p>
          </table:table-cell>
          <table:table-cell office:value-type="float" office:value="0.31901017903099499" table:style-name="ce1">
            <text:p>0.319010179</text:p>
          </table:table-cell>
          <table:table-cell table:number-columns-repeated="1636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328.03798321098" table:style-name="ce1">
            <text:p>1328.037983</text:p>
          </table:table-cell>
          <table:table-cell office:value-type="float" office:value="0.27506220625238498" table:style-name="ce1">
            <text:p>0.275062206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236.148553284706" table:style-name="ce1">
            <text:p>236.1485533</text:p>
          </table:table-cell>
          <table:table-cell office:value-type="float" office:value="0.40041363801133401" table:style-name="ce1">
            <text:p>0.400413638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032.3009531289299" table:style-name="ce1">
            <text:p>1032.300953</text:p>
          </table:table-cell>
          <table:table-cell office:value-type="float" office:value="0.23176112404541599" table:style-name="ce1">
            <text:p>0.231761124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730.92603206106105" table:style-name="ce1">
            <text:p>730.9260321</text:p>
          </table:table-cell>
          <table:table-cell office:value-type="float" office:value="0.32579343506821801" table:style-name="ce1">
            <text:p>0.325793435</text:p>
          </table:table-cell>
          <table:table-cell table:number-columns-repeated="1636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1509.3466168897201" table:style-name="ce1">
            <text:p>1509.346617</text:p>
          </table:table-cell>
          <table:table-cell office:value-type="float" office:value="0.26467053407371799" table:style-name="ce1">
            <text:p>0.264670534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260.44080132274399" table:style-name="ce1">
            <text:p>260.4408013</text:p>
          </table:table-cell>
          <table:table-cell office:value-type="float" office:value="0.38954166071906698" table:style-name="ce1">
            <text:p>0.389541661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1145.7048357794899" table:style-name="ce1">
            <text:p>1145.704836</text:p>
          </table:table-cell>
          <table:table-cell office:value-type="float" office:value="0.25261280017084697" table:style-name="ce1">
            <text:p>0.2526128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681.53937712413597" table:style-name="ce1">
            <text:p>681.5393771</text:p>
          </table:table-cell>
          <table:table-cell office:value-type="float" office:value="0.30567162065123699" table:style-name="ce1">
            <text:p>0.305671621</text:p>
          </table:table-cell>
          <table:table-cell table:number-columns-repeated="1636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635.0972730733599" table:style-name="ce1">
            <text:p>1635.097273</text:p>
          </table:table-cell>
          <table:table-cell office:value-type="float" office:value="0.26012688635886999" table:style-name="ce1">
            <text:p>0.260126886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280.41216391293102" table:style-name="ce1">
            <text:p>280.4121639</text:p>
          </table:table-cell>
          <table:table-cell office:value-type="float" office:value="0.383729824043889" table:style-name="ce1">
            <text:p>0.383729824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327.8614943114101" table:style-name="ce1">
            <text:p>1327.861494</text:p>
          </table:table-cell>
          <table:table-cell office:value-type="float" office:value="0.22821699346881999" table:style-name="ce1">
            <text:p>0.228216993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998.87421463048395" table:style-name="ce1">
            <text:p>998.8742146</text:p>
          </table:table-cell>
          <table:table-cell office:value-type="float" office:value="0.27147452826412899" table:style-name="ce1">
            <text:p>0.271474528</text:p>
          </table:table-cell>
          <table:table-cell table:number-columns-repeated="1636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1738.5819905186599" table:style-name="ce1">
            <text:p>1738.581991</text:p>
          </table:table-cell>
          <table:table-cell office:value-type="float" office:value="0.25735624925809902" table:style-name="ce1">
            <text:p>0.257356249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300.78293581572001" table:style-name="ce1">
            <text:p>300.7829358</text:p>
          </table:table-cell>
          <table:table-cell office:value-type="float" office:value="0.37664621543555199" table:style-name="ce1">
            <text:p>0.376646215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1348.95153528219" table:style-name="ce1">
            <text:p>1348.951535</text:p>
          </table:table-cell>
          <table:table-cell office:value-type="float" office:value="0.207210497424652" table:style-name="ce1">
            <text:p>0.207210497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774.17252377135299" table:style-name="ce1">
            <text:p>774.1725238</text:p>
          </table:table-cell>
          <table:table-cell office:value-type="float" office:value="0.29245684459954102" table:style-name="ce1">
            <text:p>0.292456845</text:p>
          </table:table-cell>
          <table:table-cell table:number-columns-repeated="1636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832.96667044227" table:style-name="ce1">
            <text:p>1832.96667</text:p>
          </table:table-cell>
          <table:table-cell office:value-type="float" office:value="0.25536175900340102" table:style-name="ce1">
            <text:p>0.255361759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319.29074605335001" table:style-name="ce1">
            <text:p>319.2907461</text:p>
          </table:table-cell>
          <table:table-cell office:value-type="float" office:value="0.37118285092131298" table:style-name="ce1">
            <text:p>0.371182851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533.34250259142" table:style-name="ce1">
            <text:p>1533.342503</text:p>
          </table:table-cell>
          <table:table-cell office:value-type="float" office:value="0.20157611781416901" table:style-name="ce1">
            <text:p>0.201576118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038.43798332093" table:style-name="ce1">
            <text:p>1038.437983</text:p>
          </table:table-cell>
          <table:table-cell office:value-type="float" office:value="0.248974712147424" table:style-name="ce1">
            <text:p>0.248974712</text:p>
          </table:table-cell>
          <table:table-cell table:number-columns-repeated="1636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1953.5134481529701" table:style-name="ce1">
            <text:p>1953.513448</text:p>
          </table:table-cell>
          <table:table-cell office:value-type="float" office:value="0.25321359932646198" table:style-name="ce1">
            <text:p>0.253213599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338.45322818228601" table:style-name="ce1">
            <text:p>338.4532282</text:p>
          </table:table-cell>
          <table:table-cell office:value-type="float" office:value="0.36592929413619701" table:style-name="ce1">
            <text:p>0.365929294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1642.6047584784901" table:style-name="ce1">
            <text:p>1642.604758</text:p>
          </table:table-cell>
          <table:table-cell office:value-type="float" office:value="0.21414883275825999" table:style-name="ce1">
            <text:p>0.214148833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1115.1555979370901" table:style-name="ce1">
            <text:p>1115.155598</text:p>
          </table:table-cell>
          <table:table-cell office:value-type="float" office:value="0.26574846729233398" table:style-name="ce1">
            <text:p>0.265748467</text:p>
          </table:table-cell>
          <table:table-cell table:number-columns-repeated="1636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2078.3374477481502" table:style-name="ce1">
            <text:p>2078.337448</text:p>
          </table:table-cell>
          <table:table-cell office:value-type="float" office:value="0.25144411213507101" table:style-name="ce1">
            <text:p>0.251444112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354.988648105842" table:style-name="ce1">
            <text:p>354.9886481</text:p>
          </table:table-cell>
          <table:table-cell office:value-type="float" office:value="0.36188811081302402" table:style-name="ce1">
            <text:p>0.361888111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833.87694352164" table:style-name="ce1">
            <text:p>1833.876944</text:p>
          </table:table-cell>
          <table:table-cell office:value-type="float" office:value="0.154509847200721" table:style-name="ce1">
            <text:p>0.154509847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357.48920477571" table:style-name="ce1">
            <text:p>1357.489205</text:p>
          </table:table-cell>
          <table:table-cell office:value-type="float" office:value="0.26985873536870802" table:style-name="ce1">
            <text:p>0.269858735</text:p>
          </table:table-cell>
          <table:table-cell table:number-columns-repeated="1636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2173.6123512710901" table:style-name="ce1">
            <text:p>2173.612351</text:p>
          </table:table-cell>
          <table:table-cell office:value-type="float" office:value="0.24983312275377401" table:style-name="ce1">
            <text:p>0.249833123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377.05596195340001" table:style-name="ce1">
            <text:p>377.055962</text:p>
          </table:table-cell>
          <table:table-cell office:value-type="float" office:value="0.35121673982306301" table:style-name="ce1">
            <text:p>0.35121674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1725.1688894849999" table:style-name="ce1">
            <text:p>1725.168889</text:p>
          </table:table-cell>
          <table:table-cell office:value-type="float" office:value="0.25563738523217" table:style-name="ce1">
            <text:p>0.255637385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1023.00785760742" table:style-name="ce1">
            <text:p>1023.007858</text:p>
          </table:table-cell>
          <table:table-cell office:value-type="float" office:value="0.29946494500352899" table:style-name="ce1">
            <text:p>0.299464945</text:p>
          </table:table-cell>
          <table:table-cell table:number-columns-repeated="1636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413.7285606494502" table:style-name="ce1">
            <text:p>2413.728561</text:p>
          </table:table-cell>
          <table:table-cell office:value-type="float" office:value="0.231465697617357" table:style-name="ce1">
            <text:p>0.231465698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398.45282383441997" table:style-name="ce1">
            <text:p>398.4528238</text:p>
          </table:table-cell>
          <table:table-cell office:value-type="float" office:value="0.347206985536403" table:style-name="ce1">
            <text:p>0.347206986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2053.25603947942" table:style-name="ce1">
            <text:p>2053.256039</text:p>
          </table:table-cell>
          <table:table-cell office:value-type="float" office:value="0.21771582998792599" table:style-name="ce1">
            <text:p>0.21771583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1847.9185036051799" table:style-name="ce1">
            <text:p>1847.918504</text:p>
          </table:table-cell>
          <table:table-cell office:value-type="float" office:value="0.23448448531965199" table:style-name="ce1">
            <text:p>0.234484485</text:p>
          </table:table-cell>
          <table:table-cell table:number-columns-repeated="16369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2536.0851502093701" table:style-name="ce1">
            <text:p>2536.08515</text:p>
          </table:table-cell>
          <table:table-cell office:value-type="float" office:value="0.22572942958033199" table:style-name="ce1">
            <text:p>0.22572943</text:p>
          </table:table-cell>
          <table:table-cell table:style-name="ce1"/>
          <table:table-cell office:value-type="float" office:value="950" table:style-name="ce1">
            <text:p>950</text:p>
          </table:table-cell>
          <table:table-cell office:value-type="float" office:value="418.92531921203198" table:style-name="ce1">
            <text:p>418.9253192</text:p>
          </table:table-cell>
          <table:table-cell office:value-type="float" office:value="0.34282215390764997" table:style-name="ce1">
            <text:p>0.342822154</text:p>
          </table:table-cell>
          <table:table-cell table:style-name="ce1"/>
          <table:table-cell office:value-type="float" office:value="950" table:style-name="ce1">
            <text:p>950</text:p>
          </table:table-cell>
          <table:table-cell office:value-type="float" office:value="1938.5153214913601" table:style-name="ce1">
            <text:p>1938.515321</text:p>
          </table:table-cell>
          <table:table-cell office:value-type="float" office:value="0.25197931296217102" table:style-name="ce1">
            <text:p>0.251979313</text:p>
          </table:table-cell>
          <table:table-cell table:style-name="ce1"/>
          <table:table-cell office:value-type="float" office:value="950" table:style-name="ce1">
            <text:p>950</text:p>
          </table:table-cell>
          <table:table-cell office:value-type="float" office:value="1075.16271881085" table:style-name="ce1">
            <text:p>1075.162719</text:p>
          </table:table-cell>
          <table:table-cell office:value-type="float" office:value="0.28799053082929998" table:style-name="ce1">
            <text:p>0.287990531</text:p>
          </table:table-cell>
          <table:table-cell table:number-columns-repeated="1636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634.32700746825" table:style-name="ce1">
            <text:p>2634.327007</text:p>
          </table:table-cell>
          <table:table-cell office:value-type="float" office:value="0.224390574747931" table:style-name="ce1">
            <text:p>0.22439057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439.10700053256699" table:style-name="ce1">
            <text:p>439.1070005</text:p>
          </table:table-cell>
          <table:table-cell office:value-type="float" office:value="0.33926336775022498" table:style-name="ce1">
            <text:p>0.339263368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193.7729062011299" table:style-name="ce1">
            <text:p>2193.772906</text:p>
          </table:table-cell>
          <table:table-cell office:value-type="float" office:value="0.14285469917608401" table:style-name="ce1">
            <text:p>0.142854699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638.1649859317499" table:style-name="ce1">
            <text:p>1638.164986</text:p>
          </table:table-cell>
          <table:table-cell office:value-type="float" office:value="0.23153910908348499" table:style-name="ce1">
            <text:p>0.231539109</text:p>
          </table:table-cell>
          <table:table-cell table:number-columns-repeated="16369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hah</dc:creator>
    <meta:creation-date>2016-07-03T01:22:02Z</meta:creation-date>
    <dc:date>2016-07-10T01:18:44Z</dc:date>
    <meta:editing-cycles>6</meta:editing-cycles>
    <meta:editing-duration>PT2245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squar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x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diamond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Last Week Running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BlockSiz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Ratio</text:p>
            </chart:title>
            <chart:grid chart:class="major" chart:style-name="GMa1"/>
          </chart:axis>
          <chart:series chart:values-cell-range-address="archive_set-_upto_1000.$O$3:.$O$21" chart:class="chart:scatter" chart:attached-axis="primary-y" chart:style-name="G0S0">
            <chart:domain table:cell-range-address="archive_set-_upto_1000.$N$3:.$N$21"/>
            <chart:data-point chart:repeated="19"/>
          </chart:series>
          <chart:series chart:values-cell-range-address="archive_set-_upto_1000.$G$3:.$G$21" chart:class="chart:scatter" chart:attached-axis="primary-y" chart:style-name="G0S1">
            <chart:domain table:cell-range-address="archive_set-_upto_1000.$F$3:.$F$21"/>
            <chart:data-point chart:repeated="19"/>
          </chart:series>
          <chart:series chart:values-cell-range-address="archive_set-_upto_1000.$K$3:.$K$21" chart:class="chart:scatter" chart:attached-axis="primary-y" chart:style-name="G0S2">
            <chart:domain table:cell-range-address="archive_set-_upto_1000.$J$3:.$J$21"/>
            <chart:data-point chart:repeated="19"/>
          </chart:series>
          <chart:series chart:values-cell-range-address="archive_set-_upto_1000.$C$3:.$C$21" chart:class="chart:scatter" chart:attached-axis="primary-y" chart:style-name="G0S3">
            <chart:domain table:cell-range-address="archive_set-_upto_1000.$B$3:.$B$21"/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Last Month Running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BlockSiz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Ratio</text:p>
            </chart:title>
            <chart:grid chart:class="major" chart:style-name="GMa1"/>
          </chart:axis>
          <chart:series chart:values-cell-range-address="archive_set-_upto_1000.$O$25:.$O$43" chart:class="chart:scatter" chart:attached-axis="primary-y" chart:style-name="G0S0">
            <chart:domain table:cell-range-address="archive_set-_upto_1000.$N$25:.$N$43"/>
            <chart:data-point chart:repeated="19"/>
          </chart:series>
          <chart:series chart:values-cell-range-address="archive_set-_upto_1000.$G$25:.$G$43" chart:class="chart:scatter" chart:attached-axis="primary-y" chart:style-name="G0S1">
            <chart:domain table:cell-range-address="archive_set-_upto_1000.$F$25:.$F$43"/>
            <chart:data-point chart:repeated="19"/>
          </chart:series>
          <chart:series chart:values-cell-range-address="archive_set-_upto_1000.$C$25:.$C$43" chart:class="chart:scatter" chart:attached-axis="primary-y" chart:style-name="G0S2">
            <chart:domain table:cell-range-address="archive_set-_upto_1000.$B$25:.$B$43"/>
            <chart:data-point chart:repeated="19"/>
          </chart:series>
          <chart:series chart:values-cell-range-address="archive_set-_upto_1000.$K$25:.$K$43" chart:class="chart:scatter" chart:attached-axis="primary-y" chart:style-name="G0S3">
            <chart:domain table:cell-range-address="archive_set-_upto_1000.$J$25:.$J$43"/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Last Year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BlockSiz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Ratio</text:p>
            </chart:title>
            <chart:grid chart:class="major" chart:style-name="GMa1"/>
          </chart:axis>
          <chart:series chart:values-cell-range-address="archive_set-_upto_1000.$O$47:.$O$65" chart:class="chart:scatter" chart:attached-axis="primary-y" chart:style-name="G0S0">
            <chart:domain table:cell-range-address="archive_set-_upto_1000.$N$47:.$N$65"/>
            <chart:data-point chart:repeated="19"/>
          </chart:series>
          <chart:series chart:values-cell-range-address="archive_set-_upto_1000.$G$47:.$G$65" chart:class="chart:scatter" chart:attached-axis="primary-y" chart:style-name="G0S1">
            <chart:domain table:cell-range-address="archive_set-_upto_1000.$F$47:.$F$65"/>
            <chart:data-point chart:repeated="19"/>
          </chart:series>
          <chart:series chart:values-cell-range-address="archive_set-_upto_1000.$C$47:.$C$65" chart:class="chart:scatter" chart:attached-axis="primary-y" chart:style-name="G0S2">
            <chart:domain table:cell-range-address="archive_set-_upto_1000.$B$47:.$B$65"/>
            <chart:data-point chart:repeated="19"/>
          </chart:series>
          <chart:series chart:values-cell-range-address="archive_set-_upto_1000.$K$47:.$K$65" chart:class="chart:scatter" chart:attached-axis="primary-y" chart:style-name="G0S3">
            <chart:domain table:cell-range-address="archive_set-_upto_1000.$J$47:.$J$65"/>
            <chart:data-point chart:repeated="1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